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est</text:h>
      <text:p text:style-name="P9">This component is a west region. The default class of CSS is specified "layout-region-west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</text:p>
      <text:p text:style-name="Code_20_Indent"/>
      <text:h text:style-name="P5" text:outline-level="4">Class Name</text:h>
      <text:p text:style-name="P12"><text:span text:style-name="Source_20_Text"><text:span text:style-name="T1">org.zkoss.zulex.west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3">size</text:span>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9T18:37:59</dc:date>
    <dc:language>en-US</dc:language>
    <meta:editing-cycles>91</meta:editing-cycles>
    <meta:editing-duration>PT4H31M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1"/>
  </office:meta>
</office:document-meta>
</file>